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{\rtf1\ansi\ansicpg1252\cocoartf2580</text:p>
      <text:p text:style-name="P1">\cocoatextscaling0\cocoaplatform0{\fonttbl\f0\fnil\fcharset0 Menlo-Regular;}</text:p>
      <text:p text:style-name="P1">{\colortbl;\red255\green255\blue255;\red0\green0\blue0;}</text:p>
      <text:p text:style-name="P1">{\*\expandedcolortbl;;\csgray\c0;}</text:p>
      <text:p text:style-name="P1">\margl1440\margr1440\vieww11520\viewh8400\viewkind0</text:p>
      <text:p text:style-name="P1">\pard\tx560\tx1120\tx1680\tx2240\tx2800\tx3360\tx3920\tx4480\tx5040\tx5600\tx6160\tx6720\pardirnatural\partightenfactor0</text:p>
      <text:p text:style-name="P2"/>
      <text:p text:style-name="P1">\f0\fs22 \cf2 \CocoaLigature0 # config file for ansible -- https://ansible.com/\</text:p>
      <text:p text:style-name="P1"># ===============================================\</text:p>
      <text:p text:style-name="P1">\</text:p>
      <text:p text:style-name="P1"># nearly all parameters can be overridden in ansible-playbook\</text:p>
      <text:p text:style-name="P1"># or with command line flags. ansible will read ANSIBLE_CONFIG,\</text:p>
      <text:p text:style-name="P1"># ansible.cfg in the current working directory, .ansible.cfg in\</text:p>
      <text:p text:style-name="P1"># the home directory or /etc/ansible/ansible.cfg, whichever it\</text:p>
      <text:p text:style-name="P1"># finds first\</text:p>
      <text:p text:style-name="P1">\</text:p>
      <text:p text:style-name="P1">[defaults]\</text:p>
      <text:p text:style-name="P1">\</text:p>
      <text:p text:style-name="P1"># some basic default values...\</text:p>
      <text:p text:style-name="P1">\</text:p>
      <text:p text:style-name="P1">#inventory <text:s text:c="5"/>= /etc/ansible/hosts\</text:p>
      <text:p text:style-name="P1">#library <text:s text:c="7"/>= /usr/share/my_modules/\</text:p>
      <text:p text:style-name="P1">#module_utils <text:s text:c="2"/>= /usr/share/my_module_utils/\</text:p>
      <text:p text:style-name="P1">#remote_tmp <text:s text:c="4"/>= ~/.ansible/tmp\</text:p>
      <text:p text:style-name="P1">#local_tmp <text:s text:c="5"/>= ~/.ansible/tmp\</text:p>
      <text:p text:style-name="P1">#plugin_filters_cfg = /etc/ansible/plugin_filters.yml\</text:p>
      <text:p text:style-name="P1">#forks <text:s text:c="9"/>= 5\</text:p>
      <text:p text:style-name="P1">#poll_interval <text:s/>= 15\</text:p>
      <text:p text:style-name="P1">#sudo_user <text:s text:c="5"/>= root\</text:p>
      <text:p text:style-name="P1">#ask_sudo_pass = True\</text:p>
      <text:p text:style-name="P1">#ask_pass <text:s text:c="5"/>= True\</text:p>
      <text:p text:style-name="P1">#transport <text:s text:c="5"/>= smart\</text:p>
      <text:p text:style-name="P1">#remote_port <text:s text:c="3"/>= 22\</text:p>
      <text:p text:style-name="P1">#module_lang <text:s text:c="3"/>= C\</text:p>
      <text:p text:style-name="P1">#module_set_locale = False\</text:p>
      <text:p text:style-name="P1">\</text:p>
      <text:p text:style-name="P1"># plays will gather facts by default, which contain information about\</text:p>
      <text:p text:style-name="P1"># the remote system.\</text:p>
      <text:p text:style-name="P1">#\</text:p>
      <text:p text:style-name="P1"># smart - gather by default, but don't regather if already gathered\</text:p>
      <text:p text:style-name="P1"># implicit - gather by default, turn off with gather_facts: False\</text:p>
      <text:p text:style-name="P1"># explicit - do not gather by default, must say gather_facts: True\</text:p>
      <text:p text:style-name="P1">#gathering = implicit\</text:p>
      <text:p text:style-name="P1">\</text:p>
      <text:p text:style-name="P1"># This only affects the gathering done by a play's gather_facts directive,\</text:p>
      <text:p text:style-name="P1"># by default gathering retrieves all facts subsets\</text:p>
      <text:p text:style-name="P1"># all - gather all subsets\</text:p>
      <text:p text:style-name="P1"># network - gather min and network facts\</text:p>
      <text:p text:style-name="P1"># hardware - gather hardware facts (longest facts to retrieve)\</text:p>
      <text:p text:style-name="P1"># virtual - gather min and virtual facts\</text:p>
      <text:p text:style-name="P1"># facter - import facts from facter\</text:p>
      <text:p text:style-name="P1"># ohai - import facts from ohai\</text:p>
      <text:p text:style-name="P1"># You can combine them using comma (ex: network,virtual)\</text:p>
      <text:p text:style-name="P1"># You can negate them using ! (ex: !hardware,!facter,!ohai)\</text:p>
      <text:p text:style-name="P1"># A minimal set of facts is always gathered.\</text:p>
      <text:p text:style-name="P1">#gather_subset = all\</text:p>
      <text:p text:style-name="P1">\</text:p>
      <text:p text:style-name="P1"># some hardware related facts are collected\</text:p>
      <text:p text:style-name="P1"><text:soft-page-break/># with a maximum timeout of 10 seconds. This\</text:p>
      <text:p text:style-name="P1"># option lets you increase or decrease that\</text:p>
      <text:p text:style-name="P1"># timeout to something more suitable for the\</text:p>
      <text:p text:style-name="P1"># environment.\</text:p>
      <text:p text:style-name="P1"># gather_timeout = 10\</text:p>
      <text:p text:style-name="P1">\</text:p>
      <text:p text:style-name="P1"># Ansible facts are available inside the ansible_facts.* dictionary\</text:p>
      <text:p text:style-name="P1"># namespace. This setting maintains the behaviour which was the default prior\</text:p>
      <text:p text:style-name="P1"># to 2.5, duplicating these variables into the main namespace, each with a\</text:p>
      <text:p text:style-name="P1"># prefix of 'ansible_'.\</text:p>
      <text:p text:style-name="P1"># This variable is set to True by default for backwards compatibility. It\</text:p>
      <text:p text:style-name="P1"># will be changed to a default of 'False' in a future release.\</text:p>
      <text:p text:style-name="P1"># ansible_facts.\</text:p>
      <text:p text:style-name="P1"># inject_facts_as_vars = True\</text:p>
      <text:p text:style-name="P1">\</text:p>
      <text:p text:style-name="P1"># additional paths to search for roles in, colon separated\</text:p>
      <text:p text:style-name="P1">#roles_path <text:s text:c="3"/>= /etc/ansible/roles\</text:p>
      <text:p text:style-name="P1">\</text:p>
      <text:p text:style-name="P1"># uncomment this to disable SSH key host checking\</text:p>
      <text:p text:style-name="P1">#host_key_checking = False\</text:p>
      <text:p text:style-name="P1">\</text:p>
      <text:p text:style-name="P1"># change the default callback, you can only have one 'stdout' type <text:s/>enabled at a time.\</text:p>
      <text:p text:style-name="P1">#stdout_callback = skippy\</text:p>
      <text:p text:style-name="P1">\</text:p>
      <text:p text:style-name="P1">\</text:p>
      <text:p text:style-name="P1">## Ansible ships with some plugins that require whitelisting,\</text:p>
      <text:p text:style-name="P1">## this is done to avoid running all of a type by default.\</text:p>
      <text:p text:style-name="P1">## These setting lists those that you want enabled for your system.\</text:p>
      <text:p text:style-name="P1">## Custom plugins should not need this unless plugin author specifies it.\</text:p>
      <text:p text:style-name="P1">\</text:p>
      <text:p text:style-name="P1"># enable callback plugins, they can output to stdout but cannot be 'stdout' type.\</text:p>
      <text:p text:style-name="P1">#callback_whitelist = timer, mail\</text:p>
      <text:p text:style-name="P1">\</text:p>
      <text:p text:style-name="P1"># Determine whether includes in tasks and handlers are "static" by\</text:p>
      <text:p text:style-name="P1"># default. As of 2.0, includes are dynamic by default. Setting these\</text:p>
      <text:p text:style-name="P1"># values to True will make includes behave more like they did in the\</text:p>
      <text:p text:style-name="P1"># 1.x versions.\</text:p>
      <text:p text:style-name="P1">#task_includes_static = False\</text:p>
      <text:p text:style-name="P1">#handler_includes_static = False\</text:p>
      <text:p text:style-name="P1">\</text:p>
      <text:p text:style-name="P1"># Controls if a missing handler for a notification event is an error or a warning\</text:p>
      <text:p text:style-name="P1">#error_on_missing_handler = True\</text:p>
      <text:p text:style-name="P1">\</text:p>
      <text:p text:style-name="P1"># change this for alternative sudo implementations\</text:p>
      <text:p text:style-name="P1">#sudo_exe = sudo\</text:p>
      <text:p text:style-name="P1">\</text:p>
      <text:p text:style-name="P1"># What flags to pass to sudo\</text:p>
      <text:p text:style-name="P1"># WARNING: leaving out the defaults might create unexpected behaviours\</text:p>
      <text:p text:style-name="P1">#sudo_flags = -H -S -n\</text:p>
      <text:p text:style-name="P1">\</text:p>
      <text:p text:style-name="P1"># SSH timeout\</text:p>
      <text:p text:style-name="P1">#timeout = 10\</text:p>
      <text:p text:style-name="P1">\</text:p>
      <text:p text:style-name="P1"># default user to use for playbooks if user is not specified\</text:p>
      <text:p text:style-name="P1"># (/usr/bin/ansible will use current user as default)\</text:p>
      <text:p text:style-name="P1">remote_user = ansible\</text:p>
      <text:p text:style-name="P1">\</text:p>
      <text:p text:style-name="P1"># logging is off by default unless this path is defined\</text:p>
      <text:p text:style-name="P1"><text:soft-page-break/># if so defined, consider logrotate\</text:p>
      <text:p text:style-name="P1">#log_path = /var/log/ansible.log\</text:p>
      <text:p text:style-name="P1">\</text:p>
      <text:p text:style-name="P1"># default module name for /usr/bin/ansible\</text:p>
      <text:p text:style-name="P1">#module_name = command\</text:p>
      <text:p text:style-name="P1">\</text:p>
      <text:p text:style-name="P1"># use this shell for commands executed under sudo\</text:p>
      <text:p text:style-name="P1"># you may need to change this to bin/bash in rare instances\</text:p>
      <text:p text:style-name="P1"># if sudo is constrained\</text:p>
      <text:p text:style-name="P1">#executable = /bin/sh\</text:p>
      <text:p text:style-name="P1">\</text:p>
      <text:p text:style-name="P1"># if inventory variables overlap, does the higher precedence one win\</text:p>
      <text:p text:style-name="P1"># or are hash values merged together? <text:s/>The default is 'replace' but\</text:p>
      <text:p text:style-name="P1"># this can also be set to 'merge'.\</text:p>
      <text:p text:style-name="P1">#hash_behaviour = replace\</text:p>
      <text:p text:style-name="P1">\</text:p>
      <text:p text:style-name="P1"># by default, variables from roles will be visible in the global variable\</text:p>
      <text:p text:style-name="P1"># scope. To prevent this, the following option can be enabled, and only\</text:p>
      <text:p text:style-name="P1"># tasks and handlers within the role will see the variables there\</text:p>
      <text:p text:style-name="P1">#private_role_vars = yes\</text:p>
      <text:p text:style-name="P1">\</text:p>
      <text:p text:style-name="P1"># list any Jinja2 extensions to enable here:\</text:p>
      <text:p text:style-name="P1">#jinja2_extensions = jinja2.ext.do,jinja2.ext.i18n\</text:p>
      <text:p text:style-name="P1">\</text:p>
      <text:p text:style-name="P1"># if set, always use this private key file for authentication, same as\</text:p>
      <text:p text:style-name="P1"># if passing --private-key to ansible or ansible-playbook\</text:p>
      <text:p text:style-name="P1">#private_key_file = /path/to/file\</text:p>
      <text:p text:style-name="P1">\</text:p>
      <text:p text:style-name="P1"># If set, configures the path to the Vault password file as an alternative to\</text:p>
      <text:p text:style-name="P1"># specifying --vault-password-file on the command line.\</text:p>
      <text:p text:style-name="P1">#vault_password_file = /path/to/vault_password_file\</text:p>
      <text:p text:style-name="P1">\</text:p>
      <text:p text:style-name="P1"># format of string \{\{ ansible_managed \}\} available within Jinja2\</text:p>
      <text:p text:style-name="P1"># templates indicates to users editing templates files will be replaced.\</text:p>
      <text:p text:style-name="P1"># replacing \{file\}, \{host\} and \{uid\} and strftime codes with proper values.\</text:p>
      <text:p text:style-name="P1">#ansible_managed = Ansible managed: \{file\} modified on %Y-%m-%d %H:%M:%S by \{uid\} on \{host\}\</text:p>
      <text:p text:style-name="P1"># \{file\}, \{host\}, \{uid\}, and the timestamp can all interfere with idempotence\</text:p>
      <text:p text:style-name="P1"># in some situations so the default is a static string:\</text:p>
      <text:p text:style-name="P1">#ansible_managed = Ansible managed\</text:p>
      <text:p text:style-name="P1">\</text:p>
      <text:p text:style-name="P1"># by default, ansible-playbook will display "Skipping [host]" if it determines a task\</text:p>
      <text:p text:style-name="P1"># should not be run on a host. <text:s/>Set this to "False" if you don't want to see these "Skipping"\</text:p>
      <text:p text:style-name="P1"># messages. NOTE: the task header will still be shown regardless of whether or not the\</text:p>
      <text:p text:style-name="P1"># task is skipped.\</text:p>
      <text:p text:style-name="P1">#display_skipped_hosts = True\</text:p>
      <text:p text:style-name="P1">\</text:p>
      <text:p text:style-name="P1"># by default, if a task in a playbook does not include a name: field then\</text:p>
      <text:p text:style-name="P1"># ansible-playbook will construct a header that includes the task's action but\</text:p>
      <text:p text:style-name="P1"># not the task's args. <text:s/>This is a security feature because ansible cannot know\</text:p>
      <text:p text:style-name="P1"># if the *module* considers an argument to be no_log at the time that the\</text:p>
      <text:p text:style-name="P1"># header is printed. <text:s/>If your environment doesn't have a problem securing\</text:p>
      <text:p text:style-name="P1"># stdout from ansible-playbook (or you have manually specified no_log in your\</text:p>
      <text:p text:style-name="P1"># playbook on all of the tasks where you have secret information) then you can\</text:p>
      <text:p text:style-name="P1"># safely set this to True to get more informative messages.\</text:p>
      <text:p text:style-name="P1"><text:soft-page-break/>#display_args_to_stdout = False\</text:p>
      <text:p text:style-name="P1">\</text:p>
      <text:p text:style-name="P1"># by default (as of 1.3), Ansible will raise errors when attempting to dereference\</text:p>
      <text:p text:style-name="P1"># Jinja2 variables that are not set in templates or action lines. Uncomment this line\</text:p>
      <text:p text:style-name="P1"># to revert the behavior to pre-1.3.\</text:p>
      <text:p text:style-name="P1">#error_on_undefined_vars = False\</text:p>
      <text:p text:style-name="P1">\</text:p>
      <text:p text:style-name="P1"># by default (as of 1.6), Ansible may display warnings based on the configuration of the\</text:p>
      <text:p text:style-name="P1"># system running ansible itself. This may include warnings about 3rd party packages or\</text:p>
      <text:p text:style-name="P1"># other conditions that should be resolved if possible.\</text:p>
      <text:p text:style-name="P1"># to disable these warnings, set the following value to False:\</text:p>
      <text:p text:style-name="P1">#system_warnings = True\</text:p>
      <text:p text:style-name="P1">\</text:p>
      <text:p text:style-name="P1"># by default (as of 1.4), Ansible may display deprecation warnings for language\</text:p>
      <text:p text:style-name="P1"># features that should no longer be used and will be removed in future versions.\</text:p>
      <text:p text:style-name="P1"># to disable these warnings, set the following value to False:\</text:p>
      <text:p text:style-name="P1">#deprecation_warnings = True\</text:p>
      <text:p text:style-name="P1">\</text:p>
      <text:p text:style-name="P1"># (as of 1.8), Ansible can optionally warn when usage of the shell and\</text:p>
      <text:p text:style-name="P1"># command module appear to be simplified by using a default Ansible module\</text:p>
      <text:p text:style-name="P1"># instead. <text:s/>These warnings can be silenced by adjusting the following\</text:p>
      <text:p text:style-name="P1"># setting or adding warn=yes or warn=no to the end of the command line\</text:p>
      <text:p text:style-name="P1"># parameter string. <text:s/>This will for example suggest using the git module\</text:p>
      <text:p text:style-name="P1"># instead of shelling out to the git command.\</text:p>
      <text:p text:style-name="P1"># command_warnings = False\</text:p>
      <text:p text:style-name="P1">\</text:p>
      <text:p text:style-name="P1">\</text:p>
      <text:p text:style-name="P1"># set plugin path directories here, separate with colons\</text:p>
      <text:p text:style-name="P1">#action_plugins <text:s text:c="4"/>= /usr/share/ansible/plugins/action\</text:p>
      <text:p text:style-name="P1">#become_plugins <text:s text:c="4"/>= /usr/share/ansible/plugins/become\</text:p>
      <text:p text:style-name="P1">#cache_plugins <text:s text:c="5"/>= /usr/share/ansible/plugins/cache\</text:p>
      <text:p text:style-name="P1">#callback_plugins <text:s text:c="2"/>= /usr/share/ansible/plugins/callback\</text:p>
      <text:p text:style-name="P1">#connection_plugins = /usr/share/ansible/plugins/connection\</text:p>
      <text:p text:style-name="P1">#lookup_plugins <text:s text:c="4"/>= /usr/share/ansible/plugins/lookup\</text:p>
      <text:p text:style-name="P1">#inventory_plugins <text:s/>= /usr/share/ansible/plugins/inventory\</text:p>
      <text:p text:style-name="P1">#vars_plugins <text:s text:c="6"/>= /usr/share/ansible/plugins/vars\</text:p>
      <text:p text:style-name="P1">#filter_plugins <text:s text:c="4"/>= /usr/share/ansible/plugins/filter\</text:p>
      <text:p text:style-name="P1">#test_plugins <text:s text:c="6"/>= /usr/share/ansible/plugins/test\</text:p>
      <text:p text:style-name="P1">#terminal_plugins <text:s text:c="2"/>= /usr/share/ansible/plugins/terminal\</text:p>
      <text:p text:style-name="P1">#strategy_plugins <text:s text:c="2"/>= /usr/share/ansible/plugins/strategy\</text:p>
      <text:p text:style-name="P1">\</text:p>
      <text:p text:style-name="P1">\</text:p>
      <text:p text:style-name="P1"># by default, ansible will use the 'linear' strategy but you may want to try\</text:p>
      <text:p text:style-name="P1"># another one\</text:p>
      <text:p text:style-name="P1">#strategy = free\</text:p>
      <text:p text:style-name="P1">\</text:p>
      <text:p text:style-name="P1"># by default callbacks are not loaded for /bin/ansible, enable this if you\</text:p>
      <text:p text:style-name="P1"># want, for example, a notification or logging callback to also apply to\</text:p>
      <text:p text:style-name="P1"># /bin/ansible runs\</text:p>
      <text:p text:style-name="P1">#bin_ansible_callbacks = False\</text:p>
      <text:p text:style-name="P1">\</text:p>
      <text:p text:style-name="P1">\</text:p>
      <text:p text:style-name="P1"># don't like cows? <text:s/>that's unfortunate.\</text:p>
      <text:p text:style-name="P1"># set to 1 if you don't want cowsay support or export ANSIBLE_NOCOWS=1\</text:p>
      <text:p text:style-name="P1">#nocows = 1\</text:p>
      <text:p text:style-name="P1">\</text:p>
      <text:p text:style-name="P1"><text:soft-page-break/># set which cowsay stencil you'd like to use by default. When set to 'random',\</text:p>
      <text:p text:style-name="P1"># a random stencil will be selected for each task. The selection will be filtered\</text:p>
      <text:p text:style-name="P1"># against the `cow_whitelist` option below.\</text:p>
      <text:p text:style-name="P1">#cow_selection = default\</text:p>
      <text:p text:style-name="P1">#cow_selection = random\</text:p>
      <text:p text:style-name="P1">\</text:p>
      <text:p text:style-name="P1"># when using the 'random' option for cowsay, stencils will be restricted to this list.\</text:p>
      <text:p text:style-name="P1"># it should be formatted as a comma-separated list with no spaces between names.\</text:p>
      <text:p text:style-name="P1"># NOTE: line continuations here are for formatting purposes only, as the INI parser\</text:p>
      <text:p text:style-name="P1"># <text:s text:c="6"/>in python does not support them.\</text:p>
      <text:p text:style-name="P1">#cow_whitelist=bud-frogs,bunny,cheese,daemon,default,dragon,elephant-in-snake,elephant,eyes,\\\</text:p>
      <text:p text:style-name="P1"># <text:s text:c="13"/>hellokitty,kitty,luke-koala,meow,milk,moofasa,moose,ren,sheep,small,stegosaurus,\\\</text:p>
      <text:p text:style-name="P1"># <text:s text:c="13"/>stimpy,supermilker,three-eyes,turkey,turtle,tux,udder,vader-koala,vader,www\</text:p>
      <text:p text:style-name="P1">\</text:p>
      <text:p text:style-name="P1"># don't like colors either?\</text:p>
      <text:p text:style-name="P1"># set to 1 if you don't want colors, or export ANSIBLE_NOCOLOR=1\</text:p>
      <text:p text:style-name="P1">#nocolor = 1\</text:p>
      <text:p text:style-name="P1">\</text:p>
      <text:p text:style-name="P1"># if set to a persistent type (not 'memory', for example 'redis') fact values\</text:p>
      <text:p text:style-name="P1"># from previous runs in Ansible will be stored. <text:s/>This may be useful when\</text:p>
      <text:p text:style-name="P1"># wanting to use, for example, IP information from one group of servers\</text:p>
      <text:p text:style-name="P1"># without having to talk to them in the same playbook run to get their\</text:p>
      <text:p text:style-name="P1"># current IP information.\</text:p>
      <text:p text:style-name="P1">#fact_caching = memory\</text:p>
      <text:p text:style-name="P1">\</text:p>
      <text:p text:style-name="P1">#This option tells Ansible where to cache facts. The value is plugin dependent.\</text:p>
      <text:p text:style-name="P1">#For the jsonfile plugin, it should be a path to a local directory.\</text:p>
      <text:p text:style-name="P1">#For the redis plugin, the value is a host:port:database triplet: fact_caching_connection = localhost:6379:0\</text:p>
      <text:p text:style-name="P1">\</text:p>
      <text:p text:style-name="P1">#fact_caching_connection=/tmp\</text:p>
      <text:p text:style-name="P1">\</text:p>
      <text:p text:style-name="P1">\</text:p>
      <text:p text:style-name="P1">\</text:p>
      <text:p text:style-name="P1"># retry files\</text:p>
      <text:p text:style-name="P1"># When a playbook fails a .retry file can be created that will be placed in ~/\</text:p>
      <text:p text:style-name="P1"># You can enable this feature by setting retry_files_enabled to True\</text:p>
      <text:p text:style-name="P1"># and you can change the location of the files by setting retry_files_save_path\</text:p>
      <text:p text:style-name="P1">\</text:p>
      <text:p text:style-name="P1">#retry_files_enabled = False\</text:p>
      <text:p text:style-name="P1">#retry_files_save_path = ~/.ansible-retry\</text:p>
      <text:p text:style-name="P1">\</text:p>
      <text:p text:style-name="P1"># squash actions\</text:p>
      <text:p text:style-name="P1"># Ansible can optimise actions that call modules with list parameters\</text:p>
      <text:p text:style-name="P1"># when looping. Instead of calling the module once per with_ item, the\</text:p>
      <text:p text:style-name="P1"># module is called once with all items at once. Currently this only works\</text:p>
      <text:p text:style-name="P1"># under limited circumstances, and only with parameters named 'name'.\</text:p>
      <text:p text:style-name="P1">#squash_actions = apk,apt,dnf,homebrew,pacman,pkgng,yum,zypper\</text:p>
      <text:p text:style-name="P1">\</text:p>
      <text:p text:style-name="P1"># prevents logging of task data, off by default\</text:p>
      <text:p text:style-name="P1">#no_log = False\</text:p>
      <text:p text:style-name="P1">\</text:p>
      <text:p text:style-name="P1"># prevents logging of tasks, but only on the targets, data is still logged on the master/controller\</text:p>
      <text:p text:style-name="P1"><text:soft-page-break/>#no_target_syslog = False\</text:p>
      <text:p text:style-name="P1">\</text:p>
      <text:p text:style-name="P1"># controls whether Ansible will raise an error or warning if a task has no\</text:p>
      <text:p text:style-name="P1"># choice but to create world readable temporary files to execute a module on\</text:p>
      <text:p text:style-name="P1"># the remote machine. <text:s/>This option is False by default for security. <text:s/>Users may\</text:p>
      <text:p text:style-name="P1"># turn this on to have behaviour more like Ansible prior to 2.1.x. <text:s/>See\</text:p>
      <text:p text:style-name="P1"># https://docs.ansible.com/ansible/become.html#becoming-an-unprivileged-user\</text:p>
      <text:p text:style-name="P1"># for more secure ways to fix this than enabling this option.\</text:p>
      <text:p text:style-name="P1">#allow_world_readable_tmpfiles = False\</text:p>
      <text:p text:style-name="P1">\</text:p>
      <text:p text:style-name="P1"># controls the compression level of variables sent to\</text:p>
      <text:p text:style-name="P1"># worker processes. At the default of 0, no compression\</text:p>
      <text:p text:style-name="P1"># is used. This value must be an integer from 0 to 9.\</text:p>
      <text:p text:style-name="P1">#var_compression_level = 9\</text:p>
      <text:p text:style-name="P1">\</text:p>
      <text:p text:style-name="P1"># controls what compression method is used for new-style ansible modules when\</text:p>
      <text:p text:style-name="P1"># they are sent to the remote system. <text:s/>The compression types depend on having\</text:p>
      <text:p text:style-name="P1"># support compiled into both the controller's python and the client's python.\</text:p>
      <text:p text:style-name="P1"># The names should match with the python Zipfile compression types:\</text:p>
      <text:p text:style-name="P1"># * ZIP_STORED (no compression. available everywhere)\</text:p>
      <text:p text:style-name="P1"># * ZIP_DEFLATED (uses zlib, the default)\</text:p>
      <text:p text:style-name="P1"># These values may be set per host via the ansible_module_compression inventory\</text:p>
      <text:p text:style-name="P1"># variable\</text:p>
      <text:p text:style-name="P1">#module_compression = 'ZIP_DEFLATED'\</text:p>
      <text:p text:style-name="P1">\</text:p>
      <text:p text:style-name="P1"># This controls the cutoff point (in bytes) on --diff for files\</text:p>
      <text:p text:style-name="P1"># set to 0 for unlimited (RAM may suffer!).\</text:p>
      <text:p text:style-name="P1">#max_diff_size = 1048576\</text:p>
      <text:p text:style-name="P1">\</text:p>
      <text:p text:style-name="P1"># This controls how ansible handles multiple --tags and --skip-tags arguments\</text:p>
      <text:p text:style-name="P1"># on the CLI. <text:s/>If this is True then multiple arguments are merged together. <text:s/>If\</text:p>
      <text:p text:style-name="P1"># it is False, then the last specified argument is used and the others are ignored.\</text:p>
      <text:p text:style-name="P1"># This option will be removed in 2.8.\</text:p>
      <text:p text:style-name="P1">#merge_multiple_cli_flags = True\</text:p>
      <text:p text:style-name="P1">\</text:p>
      <text:p text:style-name="P1"># Controls showing custom stats at the end, off by default\</text:p>
      <text:p text:style-name="P1">#show_custom_stats = True\</text:p>
      <text:p text:style-name="P1">\</text:p>
      <text:p text:style-name="P1"># Controls which files to ignore when using a directory as inventory with\</text:p>
      <text:p text:style-name="P1"># possibly multiple sources (both static and dynamic)\</text:p>
      <text:p text:style-name="P1">#inventory_ignore_extensions = ~, .orig, .bak, .ini, .cfg, .retry, .pyc, .pyo\</text:p>
      <text:p text:style-name="P1">\</text:p>
      <text:p text:style-name="P1"># This family of modules use an alternative execution path optimized for network appliances\</text:p>
      <text:p text:style-name="P1"># only update this setting if you know how this works, otherwise it can break module execution\</text:p>
      <text:p text:style-name="P1">#network_group_modules=eos, nxos, ios, iosxr, junos, vyos\</text:p>
      <text:p text:style-name="P1">\</text:p>
      <text:p text:style-name="P1"># When enabled, this option allows lookups (via variables like \{\{lookup('foo')\}\} or when used as\</text:p>
      <text:p text:style-name="P1"># a loop with `with_foo`) to return data that is not marked "unsafe". This means the data may contain\</text:p>
      <text:p text:style-name="P1"># jinja2 templating language which will be run through the templating engine.\</text:p>
      <text:p text:style-name="P1"># ENABLING THIS COULD BE A SECURITY RISK\</text:p>
      <text:p text:style-name="P1">#allow_unsafe_lookups = False\</text:p>
      <text:p text:style-name="P1">\</text:p>
      <text:p text:style-name="P1"># set default errors for all plays\</text:p>
      <text:p text:style-name="P1">#any_errors_fatal = False\</text:p>
      <text:p text:style-name="P1"><text:soft-page-break/>\</text:p>
      <text:p text:style-name="P1">[inventory]\</text:p>
      <text:p text:style-name="P1"># enable inventory plugins, default: 'host_list', 'script', 'auto', 'yaml', 'ini', 'toml'\</text:p>
      <text:p text:style-name="P1">#enable_plugins = host_list, virtualbox, yaml, constructed\</text:p>
      <text:p text:style-name="P1">\</text:p>
      <text:p text:style-name="P1"># ignore these extensions when parsing a directory as inventory source\</text:p>
      <text:p text:style-name="P1">#ignore_extensions = .pyc, .pyo, .swp, .bak, ~, .rpm, .md, .txt, ~, .orig, .ini, .cfg, .retry\</text:p>
      <text:p text:style-name="P1">\</text:p>
      <text:p text:style-name="P1"># ignore files matching these patterns when parsing a directory as inventory source\</text:p>
      <text:p text:style-name="P1">#ignore_patterns=\</text:p>
      <text:p text:style-name="P1">\</text:p>
      <text:p text:style-name="P1"># If 'true' unparsed inventory sources become fatal errors, they are warnings otherwise.\</text:p>
      <text:p text:style-name="P1">#unparsed_is_failed=False\</text:p>
      <text:p text:style-name="P1">\</text:p>
      <text:p text:style-name="P1">[privilege_escalation]\</text:p>
      <text:p text:style-name="P1">#become=True\</text:p>
      <text:p text:style-name="P1">#become_method=sudo\</text:p>
      <text:p text:style-name="P1">#become_user=root\</text:p>
      <text:p text:style-name="P1">#become_ask_pass=False\</text:p>
      <text:p text:style-name="P1">\</text:p>
      <text:p text:style-name="P1">[paramiko_connection]\</text:p>
      <text:p text:style-name="P1">\</text:p>
      <text:p text:style-name="P1"># uncomment this line to cause the paramiko connection plugin to not record new host\</text:p>
      <text:p text:style-name="P1"># keys encountered. <text:s/>Increases performance on new host additions. <text:s/>Setting works independently of the\</text:p>
      <text:p text:style-name="P1"># host key checking setting above.\</text:p>
      <text:p text:style-name="P1">#record_host_keys=False\</text:p>
      <text:p text:style-name="P1">\</text:p>
      <text:p text:style-name="P1"># by default, Ansible requests a pseudo-terminal for commands executed under sudo. Uncomment this\</text:p>
      <text:p text:style-name="P1"># line to disable this behaviour.\</text:p>
      <text:p text:style-name="P1">#pty=False\</text:p>
      <text:p text:style-name="P1">\</text:p>
      <text:p text:style-name="P1"># paramiko will default to looking for SSH keys initially when trying to\</text:p>
      <text:p text:style-name="P1"># authenticate to remote devices. <text:s/>This is a problem for some network devices\</text:p>
      <text:p text:style-name="P1"># that close the connection after a key failure. <text:s/>Uncomment this line to\</text:p>
      <text:p text:style-name="P1"># disable the Paramiko look for keys function\</text:p>
      <text:p text:style-name="P1">#look_for_keys = False\</text:p>
      <text:p text:style-name="P1">\</text:p>
      <text:p text:style-name="P1"># When using persistent connections with Paramiko, the connection runs in a\</text:p>
      <text:p text:style-name="P1"># background process. <text:s/>If the host doesn't already have a valid SSH key, by\</text:p>
      <text:p text:style-name="P1"># default Ansible will prompt to add the host key. <text:s/>This will cause connections\</text:p>
      <text:p text:style-name="P1"># running in background processes to fail. <text:s/>Uncomment this line to have\</text:p>
      <text:p text:style-name="P1"># Paramiko automatically add host keys.\</text:p>
      <text:p text:style-name="P1">#host_key_auto_add = True\</text:p>
      <text:p text:style-name="P1">\</text:p>
      <text:p text:style-name="P1">[ssh_connection]\</text:p>
      <text:p text:style-name="P1">\</text:p>
      <text:p text:style-name="P1"># ssh arguments to use\</text:p>
      <text:p text:style-name="P1"># Leaving off ControlPersist will result in poor performance, so use\</text:p>
      <text:p text:style-name="P1"># paramiko on older platforms rather than removing it, -C controls compression use\</text:p>
      <text:p text:style-name="P1">#ssh_args = -C -o ControlMaster=auto -o ControlPersist=60s\</text:p>
      <text:p text:style-name="P1">\</text:p>
      <text:p text:style-name="P1"># The base directory for the ControlPath sockets.\</text:p>
      <text:p text:style-name="P1"><text:soft-page-break/># This is the "%(directory)s" in the control_path option\</text:p>
      <text:p text:style-name="P1">#\</text:p>
      <text:p text:style-name="P1"># Example:\</text:p>
      <text:p text:style-name="P1"># control_path_dir = /tmp/.ansible/cp\</text:p>
      <text:p text:style-name="P1">#control_path_dir = ~/.ansible/cp\</text:p>
      <text:p text:style-name="P1">\</text:p>
      <text:p text:style-name="P1"># The path to use for the ControlPath sockets. This defaults to a hashed string of the hostname,\</text:p>
      <text:p text:style-name="P1"># port and username (empty string in the config). The hash mitigates a common problem users\</text:p>
      <text:p text:style-name="P1"># found with long hostnames and the conventional %(directory)s/ansible-ssh-%%h-%%p-%%r format.\</text:p>
      <text:p text:style-name="P1"># In those cases, a "too long for Unix domain socket" ssh error would occur.\</text:p>
      <text:p text:style-name="P1">#\</text:p>
      <text:p text:style-name="P1"># Example:\</text:p>
      <text:p text:style-name="P1"># control_path = %(directory)s/%%h-%%r\</text:p>
      <text:p text:style-name="P1">#control_path =\</text:p>
      <text:p text:style-name="P1">\</text:p>
      <text:p text:style-name="P1"># Enabling pipelining reduces the number of SSH operations required to\</text:p>
      <text:p text:style-name="P1"># execute a module on the remote server. This can result in a significant\</text:p>
      <text:p text:style-name="P1"># performance improvement when enabled, however when using "sudo:" you must\</text:p>
      <text:p text:style-name="P1"># first disable 'requiretty' in /etc/sudoers\</text:p>
      <text:p text:style-name="P1">#\</text:p>
      <text:p text:style-name="P1"># By default, this option is disabled to preserve compatibility with\</text:p>
      <text:p text:style-name="P1"># sudoers configurations that have requiretty (the default on many distros).\</text:p>
      <text:p text:style-name="P1">#\</text:p>
      <text:p text:style-name="P1">#pipelining = False\</text:p>
      <text:p text:style-name="P1">\</text:p>
      <text:p text:style-name="P1"># Control the mechanism for transferring files (old)\</text:p>
      <text:p text:style-name="P1"># <text:s text:c="2"/>* smart = try sftp and then try scp [default]\</text:p>
      <text:p text:style-name="P1"># <text:s text:c="2"/>* True = use scp only\</text:p>
      <text:p text:style-name="P1"># <text:s text:c="2"/>* False = use sftp only\</text:p>
      <text:p text:style-name="P1">#scp_if_ssh = smart\</text:p>
      <text:p text:style-name="P1">\</text:p>
      <text:p text:style-name="P1"># Control the mechanism for transferring files (new)\</text:p>
      <text:p text:style-name="P1"># If set, this will override the scp_if_ssh option\</text:p>
      <text:p text:style-name="P1"># <text:s text:c="2"/>* sftp <text:s/>= use sftp to transfer files\</text:p>
      <text:p text:style-name="P1"># <text:s text:c="2"/>* scp <text:s text:c="2"/>= use scp to transfer files\</text:p>
      <text:p text:style-name="P1"># <text:s text:c="2"/>* piped = use 'dd' over SSH to transfer files\</text:p>
      <text:p text:style-name="P1"># <text:s text:c="2"/>* smart = try sftp, scp, and piped, in that order [default]\</text:p>
      <text:p text:style-name="P1">#transfer_method = smart\</text:p>
      <text:p text:style-name="P1">\</text:p>
      <text:p text:style-name="P1"># if False, sftp will not use batch mode to transfer files. This may cause some\</text:p>
      <text:p text:style-name="P1"># types of file transfer failures impossible to catch however, and should\</text:p>
      <text:p text:style-name="P1"># only be disabled if your sftp version has problems with batch mode\</text:p>
      <text:p text:style-name="P1">#sftp_batch_mode = False\</text:p>
      <text:p text:style-name="P1">\</text:p>
      <text:p text:style-name="P1"># The -tt argument is passed to ssh when pipelining is not enabled because sudo \</text:p>
      <text:p text:style-name="P1"># requires a tty by default. \</text:p>
      <text:p text:style-name="P1">#usetty = True\</text:p>
      <text:p text:style-name="P1">\</text:p>
      <text:p text:style-name="P1"># Number of times to retry an SSH connection to a host, in case of UNREACHABLE.\</text:p>
      <text:p text:style-name="P1"># For each retry attempt, there is an exponential backoff,\</text:p>
      <text:p text:style-name="P1"># so after the first attempt there is 1s wait, then 2s, 4s etc. up to 30s (max).\</text:p>
      <text:p text:style-name="P1">#retries = 3\</text:p>
      <text:p text:style-name="P1">\</text:p>
      <text:p text:style-name="P1">[persistent_connection]\</text:p>
      <text:p text:style-name="P1">\</text:p>
      <text:p text:style-name="P1"># Configures the persistent connection timeout value in seconds. <text:s/>This value is\</text:p>
      <text:p text:style-name="P1"><text:soft-page-break/># how long the persistent connection will remain idle before it is destroyed.\</text:p>
      <text:p text:style-name="P1"># If the connection doesn't receive a request before the timeout value\</text:p>
      <text:p text:style-name="P1"># expires, the connection is shutdown. The default value is 30 seconds.\</text:p>
      <text:p text:style-name="P1">#connect_timeout = 30\</text:p>
      <text:p text:style-name="P1">\</text:p>
      <text:p text:style-name="P1"># The command timeout value defines the amount of time to wait for a command\</text:p>
      <text:p text:style-name="P1"># or RPC call before timing out. The value for the command timeout must\</text:p>
      <text:p text:style-name="P1"># be less than the value of the persistent connection idle timeout (connect_timeout)\</text:p>
      <text:p text:style-name="P1"># The default value is 30 second.\</text:p>
      <text:p text:style-name="P1">#command_timeout = 30\</text:p>
      <text:p text:style-name="P1">\</text:p>
      <text:p text:style-name="P1">[accelerate]\</text:p>
      <text:p text:style-name="P1">#accelerate_port = 5099\</text:p>
      <text:p text:style-name="P1">#accelerate_timeout = 30\</text:p>
      <text:p text:style-name="P1">#accelerate_connect_timeout = 5.0\</text:p>
      <text:p text:style-name="P1">\</text:p>
      <text:p text:style-name="P1"># The daemon timeout is measured in minutes. This time is measured\</text:p>
      <text:p text:style-name="P1"># from the last activity to the accelerate daemon.\</text:p>
      <text:p text:style-name="P1">#accelerate_daemon_timeout = 30\</text:p>
      <text:p text:style-name="P1">\</text:p>
      <text:p text:style-name="P1"># If set to yes, accelerate_multi_key will allow multiple\</text:p>
      <text:p text:style-name="P1"># private keys to be uploaded to it, though each user must\</text:p>
      <text:p text:style-name="P1"># have access to the system via SSH to add a new key. The default\</text:p>
      <text:p text:style-name="P1"># is "no".\</text:p>
      <text:p text:style-name="P1">#accelerate_multi_key = yes\</text:p>
      <text:p text:style-name="P1">\</text:p>
      <text:p text:style-name="P1">[selinux]\</text:p>
      <text:p text:style-name="P1"># file systems that require special treatment when dealing with security context\</text:p>
      <text:p text:style-name="P1"># the default behaviour that copies the existing context or uses the user default\</text:p>
      <text:p text:style-name="P1"># needs to be changed to use the file system dependent context.\</text:p>
      <text:p text:style-name="P1">#special_context_filesystems=nfs,vboxsf,fuse,ramfs,9p,vfat\</text:p>
      <text:p text:style-name="P1">\</text:p>
      <text:p text:style-name="P1"># Set this to yes to allow libvirt_lxc connections to work without SELinux.\</text:p>
      <text:p text:style-name="P1">#libvirt_lxc_noseclabel = yes\</text:p>
      <text:p text:style-name="P1">\</text:p>
      <text:p text:style-name="P1">[colors]\</text:p>
      <text:p text:style-name="P1">#highlight = white\</text:p>
      <text:p text:style-name="P1">#verbose = blue\</text:p>
      <text:p text:style-name="P1">#warn = bright purple\</text:p>
      <text:p text:style-name="P1">#error = red\</text:p>
      <text:p text:style-name="P1">#debug = dark gray\</text:p>
      <text:p text:style-name="P1">#deprecate = purple\</text:p>
      <text:p text:style-name="P1">#skip = cyan\</text:p>
      <text:p text:style-name="P1">#unreachable = red\</text:p>
      <text:p text:style-name="P1">#ok = green\</text:p>
      <text:p text:style-name="P1">#changed = yellow\</text:p>
      <text:p text:style-name="P1">#diff_add = green\</text:p>
      <text:p text:style-name="P1">#diff_remove = red\</text:p>
      <text:p text:style-name="P1">#diff_lines = cyan\</text:p>
      <text:p text:style-name="P1">\</text:p>
      <text:p text:style-name="P1">\</text:p>
      <text:p text:style-name="P1">[diff]\</text:p>
      <text:p text:style-name="P1"># Always print diff when running ( same as always running with -D/--diff )\</text:p>
      <text:p text:style-name="P1"># always = no\</text:p>
      <text:p text:style-name="P1">\</text:p>
      <text:p text:style-name="P1"># Set how many context lines to show in diff\</text:p>
      <text:p text:style-name="P4"># context = 3}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11:52:04.288000000</meta:creation-date>
    <dc:date>2021-09-09T11:54:10.734000000</dc:date>
    <meta:editing-duration>PT2M6S</meta:editing-duration>
    <meta:editing-cycles>1</meta:editing-cycles>
    <meta:document-statistic meta:table-count="0" meta:image-count="0" meta:object-count="0" meta:page-count="10" meta:paragraph-count="496" meta:word-count="3212" meta:character-count="20418" meta:non-whitespace-character-count="17539"/>
    <meta:generator>LibreOffice/7.1.2.2$Windows_X86_64 LibreOffice_project/8a45595d069ef5570103caea1b71cc9d82b2aae4</meta:generator>
  </office:meta>
</office:document-meta>
</file>